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3" style:family="paragraph" style:parent-style-name="Table_20_Contents" style:list-style-name="L10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4" style:family="paragraph" style:parent-style-name="Table_20_Contents" style:list-style-name="L1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5" style:family="paragraph" style:parent-style-name="Table_20_Contents" style:list-style-name="L13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4702855014725236329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9377028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1511414602727545034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9368269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8233455404377634653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9385841" text:continue-numbering="true" text:style-name="L3">
        <text:list-item>
          <text:p text:style-name="P20"/>
        </text:list-item>
      </text:list>
      <text:p text:style-name="P5">[next]</text:p>
      <text:list xml:id="list6329644966287807254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9376581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3878586117162828271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9369489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1588065210977214151" text:style-name="L6">
        <text:list-item>
          <text:p text:style-name="P24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9389191" text:continue-numbering="true" text:style-name="L6">
        <text:list-item>
          <text:p text:style-name="P24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>@@@</text:p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XXX</text:p>
      <text:p text:style-name="P6"/>
      <text:p text:style-name="P5">[do] <text:span text:style-name="T4">#_ </text:span></text:p>
      <text:list xml:id="list39374849" text:continue-list="list39385841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/>
      <text:p text:style-name="P5">[next]</text:p>
      <text:list xml:id="list546001342064479982" text:style-name="L12">
        <text:list-item>
          <text:p text:style-name="P28">TASK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9376439" text:continue-list="list39374849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/>
      <text:p text:style-name="P5">[next]</text:p>
      <text:list xml:id="list2327593069229157297" text:style-name="L7">
        <text:list-item>
          <text:p text:style-name="P26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8724590530117176523" text:style-name="L8">
        <text:list-item>
          <text:p text:style-name="P23">REVIEW </text:p>
        </text:list-item>
        <text:list-item>
          <text:p text:style-name="P23"><text:soft-page-break/>TASK-1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8">
        <text:list xml:id="list39364901" text:continue-numbering="true" text:style-name="L8">
          <text:list-item>
            <text:list>
              <text:list-item>
                <text:list>
                  <text:list-item>
                    <text:p text:style-name="P23">aa</text:p>
                  </text:list-item>
                  <text:list-item>
                    <text:p text:style-name="P23">bb</text:p>
                  </text:list-item>
                  <text:list-item>
                    <text:p text:style-name="P23">cc</text:p>
                  </text:list-item>
                </text:list>
              </text:list-item>
            </text:list>
          </text:list-item>
        </text:list>
      </text:section>
      <text:list xml:id="list39370711" text:continue-numbering="true" text:style-name="L8">
        <text:list-item>
          <text:list>
            <text:list-item>
              <text:p text:style-name="P23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9374030" text:continue-numbering="true" text:style-name="L8">
        <text:list-item>
          <text:list>
            <text:list-item>
              <text:p text:style-name="P23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9384203" text:continue-numbering="true" text:style-name="L8">
        <text:list-item>
          <text:p text:style-name="P23">aaa</text:p>
        </text:list-item>
        <text:list-item>
          <text:p text:style-name="P23">aa</text:p>
          <text:list>
            <text:list-item>
              <text:p text:style-name="P23"/>
            </text:list-item>
          </text:list>
        </text:list-item>
      </text:list>
      <text:p text:style-name="P14"/>
      <text:p text:style-name="P5"/>
      <text:p text:style-name="P5">[next]</text:p>
      <text:list xml:id="list8585872442454323499" text:style-name="L9">
        <text:list-item>
          <text:p text:style-name="P27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<text:soft-page-break/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soft-page-break/>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0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888746218569318200" text:style-name="L10">
              <text:list-item>
                <text:p text:style-name="P33">C/P</text:p>
              </text:list-item>
              <text:list-item>
                <text:p text:style-name="P33">change</text:p>
                <text:list>
                  <text:list-item>
                    <text:p text:style-name="P33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ext:soft-page-break/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670788512227126688" text:style-name="L11">
              <text:list-item>
                <text:p text:style-name="P34">top of the title lines, change ==&gt; session number</text:p>
              </text:list-item>
              <text:list-item>
                <text:p text:style-name="P34">current session num ==&gt; increment</text:p>
              </text:list-item>
              <text:list-item>
                <text:p text:style-name="P34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5697533139775931245" text:style-name="L13">
              <text:list-item>
                <text:p text:style-name="P35">doc</text:p>
              </text:list-item>
              <text:list-item>
                <text:p text:style-name="P35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ext:soft-page-break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0T19:16:38.15</dc:date>
    <dc:creator>iwabuchi ken</dc:creator>
    <meta:editing-duration>P1DT15H58M39S</meta:editing-duration>
    <meta:editing-cycles>227</meta:editing-cycles>
    <meta:generator>OpenOffice/4.1.3$Win32 OpenOffice.org_project/413m1$Build-9783</meta:generator>
    <meta:document-statistic meta:table-count="13" meta:image-count="0" meta:object-count="0" meta:page-count="10" meta:paragraph-count="145" meta:word-count="532" meta:character-count="4111"/>
  </office:meta>
</office:document-meta>
</file>